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sans-serif" svg:font-family="sans-serif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sans-serif"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sans-serif" fo:font-size="18pt"/>
    </style:style>
    <style:style style:name="P3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5" style:family="paragraph" style:parent-style-name="Standard">
      <style:paragraph-properties style:writing-mode="lr-tb"/>
    </style:style>
    <style:style style:name="P6" style:family="paragraph" style:parent-style-name="Standard">
      <style:paragraph-properties style:writing-mode="lr-tb"/>
      <style:text-properties style:font-name="sans-serif" fo:font-size="18pt"/>
    </style:style>
    <style:style style:name="P7" style:family="paragraph" style:parent-style-name="Standard">
      <style:paragraph-properties style:writing-mode="lr-tb"/>
      <style:text-properties style:font-name="serif" fo:font-size="10.5pt"/>
    </style:style>
    <style:style style:name="T1" style:family="text">
      <style:text-properties style:font-name="serif"/>
    </style:style>
    <style:style style:name="T2" style:family="text">
      <style:text-properties style:font-name="serif" fo:font-size="10.5pt"/>
    </style:style>
    <style:style style:name="T3" style:family="text">
      <style:text-properties style:font-name="serif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Charte graphique</text:span></text:p>
      <text:p text:style-name="P4"><text:span text:style-name="T1"/></text:p>
      <text:p text:style-name="P1"><text:span text:style-name="T3">I. Dimensions et découpes </text:span></text:p>
      <text:p text:style-name="P7">Cette section présente, pour chaque modèle </text:p>
      <text:p text:style-name="P7">de page du site, la taille de la fenêtre</text:p>
      <text:p text:style-name="P7">cible ainsi que les différents</text:p>
      <text:p text:style-name="P7">objets génériques la composant (logos, menus, titres,</text:p>
      <text:p text:style-name="P7">images, onglets, barres de défilement, puces...) avec leurs dimensions.</text:p>
      <text:p text:style-name="P1"><text:span text:style-name="T3"/></text:p>
      <text:p text:style-name="P2"><text:span text:style-name="T2">II. Typographie</text:span></text:p>
      <text:p text:style-name="P7">Cette section décrit tous les attributs de caractères et styles appliqués </text:p>
      <text:p text:style-name="P5">• <text:span text:style-name="T2">aux textes des pages web ;</text:span></text:p>
      <text:p text:style-name="P5">• <text:span text:style-name="T2">aux liens ;</text:span></text:p>
      <text:p text:style-name="P5">• <text:span text:style-name="T2">et aux objets graphiques utilisant du texte. </text:span></text:p>
      <text:p text:style-name="P5"><text:span text:style-name="T2"/></text:p>
      <text:p text:style-name="P6"><text:span text:style-name="T2">III. Contenu </text:span></text:p>
      <text:p text:style-name="P7">Cette section présente tous les éléments</text:p>
      <text:p text:style-name="P7">composant le contenu des pages web : </text:p>
      <text:p text:style-name="P5">• <text:span text:style-name="T2">pictogrammes illustratifs, boutons d’actions...</text:span></text:p>
      <text:p text:style-name="P5">• <text:span text:style-name="T2">couleurs utilisées : numérotation hexadéci</text:span></text:p>
      <text:p text:style-name="P7">male des couleurs du fond de page,</text:p>
      <text:p text:style-name="P7">des en-têtes, des textes, des rubriques, de</text:p>
      <text:p text:style-name="P7">s onglets, du pied de page, des filets</text:p>
      <text:p text:style-name="P7">séparateurs...</text:p>
      <text:p text:style-name="P5">• <text:span text:style-name="T2">attributs des éléments de formulaires</text:span></text:p>
      <text:p text:style-name="P5"><text:span text:style-name="T2"/></text:p>
      <text:p text:style-name="P6"><text:span text:style-name="T2">IV. Structure des pages</text:span></text:p>
      <text:p text:style-name="P7">Cette section décrit les différents</text:p>
      <text:p text:style-name="P7">éléments des pages du site web :</text:p>
      <text:p text:style-name="P5">• <text:span text:style-name="T2">principes de navigation </text:span></text:p>
      <text:p text:style-name="P7">générale et secondaire ;</text:p>
      <text:p text:style-name="P5">• <text:span text:style-name="T2">détail des zones de contenu ;</text:span></text:p>
      <text:p text:style-name="P5">• <text:span text:style-name="T2">en-tête et pied de page. </text:span></text:p>
      <text:p text:style-name="P5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sans-serif" svg:font-family="sans-serif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9-11T10:36:05.83</meta:creation-date>
    <meta:document-statistic meta:table-count="0" meta:image-count="0" meta:object-count="0" meta:page-count="1" meta:paragraph-count="29" meta:word-count="166" meta:character-count="1005"/>
    <dc:date>2014-09-11T11:38:06.80</dc:date>
    <meta:editing-duration>PT46M50S</meta:editing-duration>
    <meta:editing-cycles>1</meta:editing-cycles>
    <meta:generator>OpenOffice/4.1.1$Win32 OpenOffice.org_project/411m6$Build-9775</meta:generator>
  </office:meta>
</office:document-meta>
</file>